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04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How many methods does this class have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 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amount.</text:p>
        </text:list-item>
      </text:list>
      <text:p text:style-name="First_20_paragraph">implement your version of this class in C#.</text:p>
      <text:h text:style-name="Heading_20_1" text:outline-level="1"><text:bookmark-start text:name="writing-your-own-class-diagram"/>Writing your own class diagram<text:bookmark-end text:name="wri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PreciseRectangle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one method to compute the area of a precise rectangle</text:p>
            </text:list-item>
            <text:list-item>
              <text:p text:style-name="P16">one method to compute the perimeter of a precise rectangle</text:p>
            </text:list-item>
            <text:list-item>
              <text:p text:style-name="P16">one method to swap the length and the width of a precise rectangle</text:p>
            </text:list-item>
            <text:list-item>
              <text:p text:style-name="P16">one method to multiply the length and width of a precise rectangle by an ratio given in argument as an integer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/" office:name=""><text:span text:style-name="Definition">https://en.wikipedia.org/wiki/Class_diagram/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04:22Z</meta:creation-date>
    <dc:date>2021-06-30T22:04:22Z</dc:date>
    <meta:user-defined meta:name="date" meta:value-type="string">June  30, 2021 (06:04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